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ccb8" officeooo:paragraph-rsid="000eccb8"/>
    </style:style>
    <style:style style:name="P2" style:family="paragraph" style:parent-style-name="Standard">
      <style:text-properties officeooo:rsid="00100035" officeooo:paragraph-rsid="00100035"/>
    </style:style>
    <style:style style:name="P3" style:family="paragraph" style:parent-style-name="Standard">
      <style:text-properties officeooo:rsid="00102953" officeooo:paragraph-rsid="00102953"/>
    </style:style>
    <style:style style:name="T1" style:family="text">
      <style:text-properties officeooo:rsid="00100035"/>
    </style:style>
    <style:style style:name="T2" style:family="text">
      <style:text-properties officeooo:rsid="0010dc1a"/>
    </style:style>
    <style:style style:name="T3" style:family="text">
      <style:text-properties officeooo:rsid="001240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ntroduction :</text:p>
      <text:p text:style-name="P1">Suite à votre appel téléphonique, m'indiquant votre souhait de stopper notre projet, je me permet de vous proposer des solutions alternatives qui peuvent répondre à vos problématique<text:span text:style-name="T1">s</text:span>. <text:s text:c="2"/></text:p>
      <text:p text:style-name="P1"/>
      <text:p text:style-name="P2">Situation :</text:p>
      <text:p text:style-name="P1">Vous nous avez mandaté pour la refonte de votre site institutionnelle car celui-ci ne répond plus au attente de vos clients et de votre image. Nous avons déjà établi le cahier des charges fonctionnel et technique et nous travaillons actuellement sur les premières maquettes graphiques. </text:p>
      <text:p text:style-name="P1">Votre projet de fusion avec l'entreprise 2 a abouti et doit être effectif dans un an. </text:p>
      <text:p text:style-name="P1"/>
      <text:p text:style-name="P2">Présentation des alternatives :</text:p>
      <text:p text:style-name="P3">Nous avons donc réfléchi à 3 solutions qui pourraient intégrer cette nouvelle problématique :</text:p>
      <text:p text:style-name="P3">1) Création d'un portail commun aux deux entreprises qui re-dirigerait vers leurs sites institutionnelles actuels. Ce portail expliciterait au travers de quelques pages la fusion de vos deux entreprises.</text:p>
      <text:p text:style-name="P3">2) Création d'un portail comme dans la solution 1 et refonte partielle des deux sites actuelles afin d'établir une unité graphiques entre vos deux entreprises. <text:s text:c="3"/></text:p>
      <text:p text:style-name="P3">3) Maintenir le projet de refonte de votre site en y intégrant des pages explicitants la fusions de vos deux entreprises.</text:p>
      <text:p text:style-name="P3"/>
      <text:p text:style-name="P2">Comparatif sommaire des alternatives :</text:p>
      <text:p text:style-name="P3">Les deux premières solutions permettent à vos client et fournisseurs d'être rassurer sur le devenir de vos sociétés en maîtrisant votre communication sur la fusion. La deuxième allant plus loin dans une volonté d'unité des deux sites mais nécessite un temps et des coûts de conception et développement plus important. La livraison des sites pourrait alors être reporter à la date de fusion effective de vos deux sociétés. Quand à la première solution, celle-ci ne résout pas la problématique initial de votre site qui est obsolète.</text:p>
      <text:p text:style-name="P2"/>
      <text:p text:style-name="P2">Argumentaire alternative retenu :</text:p>
      <text:p text:style-name="P3">La troisième solution qui nous parait le meilleurs compromis, vous permettrait dans <text:span text:style-name="T3">des</text:span> coût<text:span text:style-name="T3">s</text:span> et des délais à peu près similaires d'intégrer la communication sur votre fusion et la modernisation de votre <text:span text:style-name="T2">site </text:span>actuel rassurant ainsi vos clients et partenaires. <text:span text:style-name="T3">Nous pourrions aussi intégrer les pages concernant la fusion dans le site de l'entreprise 2, permettant ainsi une maîtrise commune de votre communication à vos deux entreprises. Afin d'intégrer ces nouvelles pages concernant la fusion, il serait intéressant de rencontrer la direction en charge du site web de l'entreprise 2. <text:s text:c="2"/></text:span></text:p>
      <text:p text:style-name="P2"/>
      <text:p text:style-name="P2">Conclusion :</text:p>
      <text:p text:style-name="P2">Je reste à votre disposition pour vous expliciter plus amplement ces alternatives ou de tout autres suggestions <text:span text:style-name="T3">de votre par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6:12:54.252028000</meta:creation-date>
    <meta:generator>LibreOffice/5.0.2.2$MacOSX_X86_64 LibreOffice_project/37b43f919e4de5eeaca9b9755ed688758a8251fe</meta:generator>
    <dc:date>2016-10-27T13:00:37.684524000</dc:date>
    <meta:editing-duration>PT2H30M16S</meta:editing-duration>
    <meta:editing-cycles>4</meta:editing-cycles>
    <meta:document-statistic meta:table-count="0" meta:image-count="0" meta:object-count="0" meta:page-count="1" meta:paragraph-count="16" meta:word-count="392" meta:character-count="2527" meta:non-whitespace-character-count="2138"/>
  </office:meta>
</office:document-meta>
</file>